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2.290126324" calcext:value-type="float">
            <text:p>2,290126324</text:p>
          </table:table-cell>
          <table:table-cell office:value-type="float" office:value="0.3425630033" calcext:value-type="float">
            <text:p>0,3425630033</text:p>
          </table:table-cell>
          <table:table-cell office:value-type="float" office:value="0.02003798075" calcext:value-type="float">
            <text:p>0,0200379808</text:p>
          </table:table-cell>
          <table:table-cell office:value-type="float" office:value="0.00412546657" calcext:value-type="float">
            <text:p>0,004125466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7323" calcext:value-type="float">
            <text:p>17323</text:p>
          </table:table-cell>
          <table:table-cell office:value-type="float" office:value="2.649731159" calcext:value-type="float">
            <text:p>2,649731159</text:p>
          </table:table-cell>
          <table:table-cell office:value-type="float" office:value="0.31167835" calcext:value-type="float">
            <text:p>0,31167835</text:p>
          </table:table-cell>
          <table:table-cell office:value-type="float" office:value="0.005719732959" calcext:value-type="float">
            <text:p>0,005719733</text:p>
          </table:table-cell>
          <table:table-cell office:value-type="float" office:value="0.001251191599" calcext:value-type="float">
            <text:p>0,001251191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021" calcext:value-type="float">
            <text:p>18021</text:p>
          </table:table-cell>
          <table:table-cell office:value-type="float" office:value="2.299900293" calcext:value-type="float">
            <text:p>2,299900293</text:p>
          </table:table-cell>
          <table:table-cell office:value-type="float" office:value="0.3677228391" calcext:value-type="float">
            <text:p>0,3677228391</text:p>
          </table:table-cell>
          <table:table-cell office:value-type="float" office:value="0.003634698456" calcext:value-type="float">
            <text:p>0,0036346985</text:p>
          </table:table-cell>
          <table:table-cell office:value-type="float" office:value="0.000629632792" calcext:value-type="float">
            <text:p>0,000629632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8396" calcext:value-type="float">
            <text:p>18396</text:p>
          </table:table-cell>
          <table:table-cell office:value-type="float" office:value="1.795239091" calcext:value-type="float">
            <text:p>1,795239091</text:p>
          </table:table-cell>
          <table:table-cell office:value-type="float" office:value="0.401084125" calcext:value-type="float">
            <text:p>0,401084125</text:p>
          </table:table-cell>
          <table:table-cell office:value-type="float" office:value="0.003475725884" calcext:value-type="float">
            <text:p>0,0034757259</text:p>
          </table:table-cell>
          <table:table-cell office:value-type="float" office:value="0.0006166610401" calcext:value-type="float">
            <text:p>0,00061666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834" calcext:value-type="float">
            <text:p>18834</text:p>
          </table:table-cell>
          <table:table-cell office:value-type="float" office:value="1.652382255" calcext:value-type="float">
            <text:p>1,652382255</text:p>
          </table:table-cell>
          <table:table-cell office:value-type="float" office:value="0.4954935312" calcext:value-type="float">
            <text:p>0,4954935312</text:p>
          </table:table-cell>
          <table:table-cell office:value-type="float" office:value="0.00202539959" calcext:value-type="float">
            <text:p>0,0020253996</text:p>
          </table:table-cell>
          <table:table-cell office:value-type="float" office:value="0.0002463323763" calcext:value-type="float">
            <text:p>0,000246332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9068" calcext:value-type="float">
            <text:p>19068</text:p>
          </table:table-cell>
          <table:table-cell office:value-type="float" office:value="1.312969446" calcext:value-type="float">
            <text:p>1,312969446</text:p>
          </table:table-cell>
          <table:table-cell office:value-type="float" office:value="0.4953355491" calcext:value-type="float">
            <text:p>0,4953355491</text:p>
          </table:table-cell>
          <table:table-cell office:value-type="float" office:value="0.002000703011" calcext:value-type="float">
            <text:p>0,002000703</text:p>
          </table:table-cell>
          <table:table-cell office:value-type="float" office:value="0.0001081461087" calcext:value-type="float">
            <text:p>0,000108146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9339" calcext:value-type="float">
            <text:p>19339</text:p>
          </table:table-cell>
          <table:table-cell office:value-type="float" office:value="1.624183416" calcext:value-type="float">
            <text:p>1,624183416</text:p>
          </table:table-cell>
          <table:table-cell office:value-type="float" office:value="0.4811208844" calcext:value-type="float">
            <text:p>0,4811208844</text:p>
          </table:table-cell>
          <table:table-cell office:value-type="float" office:value="0.001812946517" calcext:value-type="float">
            <text:p>0,0018129465</text:p>
          </table:table-cell>
          <table:table-cell table:style-name="ce1" office:value-type="float" office:value="0.00007998293586" calcext:value-type="float">
            <text:p>8,00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9558" calcext:value-type="float">
            <text:p>19558</text:p>
          </table:table-cell>
          <table:table-cell office:value-type="float" office:value="1.345316291" calcext:value-type="float">
            <text:p>1,345316291</text:p>
          </table:table-cell>
          <table:table-cell office:value-type="float" office:value="0.5346755385" calcext:value-type="float">
            <text:p>0,5346755385</text:p>
          </table:table-cell>
          <table:table-cell office:value-type="float" office:value="0.001660866779" calcext:value-type="float">
            <text:p>0,0016608668</text:p>
          </table:table-cell>
          <table:table-cell office:value-type="float" office:value="0.0001581777906" calcext:value-type="float">
            <text:p>0,000158177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9699" calcext:value-type="float">
            <text:p>19699</text:p>
          </table:table-cell>
          <table:table-cell office:value-type="float" office:value="1.371929526" calcext:value-type="float">
            <text:p>1,371929526</text:p>
          </table:table-cell>
          <table:table-cell office:value-type="float" office:value="0.4870255888" calcext:value-type="float">
            <text:p>0,4870255888</text:p>
          </table:table-cell>
          <table:table-cell office:value-type="float" office:value="0.001596566057" calcext:value-type="float">
            <text:p>0,0015965661</text:p>
          </table:table-cell>
          <table:table-cell office:value-type="float" office:value="0.0001308660721" calcext:value-type="float">
            <text:p>0,000130866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9850" calcext:value-type="float">
            <text:p>19850</text:p>
          </table:table-cell>
          <table:table-cell office:value-type="float" office:value="1.275045753" calcext:value-type="float">
            <text:p>1,275045753</text:p>
          </table:table-cell>
          <table:table-cell office:value-type="float" office:value="0.5686615705" calcext:value-type="float">
            <text:p>0,5686615705</text:p>
          </table:table-cell>
          <table:table-cell office:value-type="float" office:value="0.001090852427" calcext:value-type="float">
            <text:p>0,0010908524</text:p>
          </table:table-cell>
          <table:table-cell table:style-name="ce1" office:value-type="float" office:value="0.00005194535333" calcext:value-type="float">
            <text:p>5,19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7616823554" calcext:value-type="float">
            <text:p>1,7616823554</text:p>
          </table:table-cell>
          <table:table-cell table:formula="of:=AVERAGE([.D2:.D11])" office:value-type="float" office:value="0.44853609799" calcext:value-type="float">
            <text:p>0,448536098</text:p>
          </table:table-cell>
          <table:table-cell table:formula="of:=AVERAGE([.E2:.E11])" office:value-type="float" office:value="0.004305547243" calcext:value-type="float">
            <text:p>0,0043055472</text:p>
          </table:table-cell>
          <table:table-cell table:formula="of:=AVERAGE([.F2:.F11])" office:value-type="float" office:value="0.000739840263799" calcext:value-type="float">
            <text:p>0,0007398403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9T08:33:48.380703004</dc:date>
    <meta:document-statistic meta:table-count="1" meta:cell-count="70" meta:object-count="0"/>
    <meta:generator>LibreOffice/4.1.5.3$Linux_X86_64 LibreOffice_project/410m0$Build-3</meta:generator>
  </office:meta>
</office:document-meta>
</file>